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Standard">
      <style:paragraph-properties fo:margin-top="0.0791in" fo:margin-bottom="0.0791in" style:contextual-spacing="false" fo:line-height="100%" fo:text-align="start" style:justify-single-word="false" style:page-number="1"/>
      <style:text-properties style:font-name="Cantarell" fo:font-size="12pt" officeooo:rsid="00204c71" officeooo:paragraph-rsid="002076c5" style:font-size-asian="12pt" style:font-size-complex="12pt"/>
    </style:style>
    <style:style style:name="P2" style:family="paragraph" style:parent-style-name="Text_20_body">
      <style:paragraph-properties fo:margin-top="0.0791in" fo:margin-bottom="0.0791in" style:contextual-spacing="false" fo:line-height="100%" fo:text-align="start" style:justify-single-word="false"/>
      <style:text-properties style:font-name="Cantarell" fo:font-size="12pt" officeooo:rsid="00204c71" officeooo:paragraph-rsid="002076c5"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Fatou-Julia Foundations (1917–1920):</text:span> Pierre Fatou and Gaston Julia established the mathematics of complex iteration (\(z \mapsto z^2 + c\)) but examined only the dynamics of initial points (\(z\)-space), leaving the parameter space (\(c\)-space) unexplored for sixty years.</text:p>
      <text:p text:style-name="P2"/>
      <text:p text:style-name="P2"><text:span text:style-name="Strong_20_Emphasis">Brooks-Matelski Precursor (1978):</text:span> Robert Brooks and Peter Matelski generated the first crude computer rendering of the set while investigating Kleinian groups, though they did not identify its fractal nature or broader mathematical significance.</text:p>
      <text:p text:style-name="P2"/>
      <text:p text:style-name="P2"><text:span text:style-name="Strong_20_Emphasis">Mandelbrot’s Recognition (1980):</text:span> Utilizing IBM mainframe hardware, Benoit Mandelbrot produced the first high-resolution visualizations, recognized the set's infinite self-similarity, and established it as a universal fractal object.</text:p>
      <text:p text:style-name="P2"/>
      <text:p text:style-name="P2"><text:span text:style-name="Strong_20_Emphasis">Formalization and Naming (1982–1985):</text:span> Adrien Douady and John Hubbard provided rigorous proofs of the set's connectivity and formalized its relationship to Julia sets—defining it as the "connectedness locus"—and officially named the object in Mandelbrot’s honor.</text:p>
      <text:p text:style-name="P2"/>
      <text:p text:style-name="P2"><text:span text:style-name="Strong_20_Emphasis">Public Proliferation (1985–1986):</text:span> Heinz-Otto Peitgen and Peter Richter disseminated the "escape-time" algorithm via <text:span text:style-name="Emphasis">Scientific American</text:span> and <text:span text:style-name="Emphasis">The Beauty of Fractals</text:span>, facilitating the set's rendering on consumer-grade hardware and its transition into popular cul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chapter">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chapter">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chapter">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chapter">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chapter">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chapter">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204c71" officeooo:paragraph-rsid="00204c7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ippy <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6-02-05T14:29:03.172097807</dc:date>
    <meta:editing-duration>PT54M53S</meta:editing-duration>
    <meta:editing-cycles>10</meta:editing-cycles>
    <meta:document-statistic meta:table-count="0" meta:image-count="0" meta:object-count="0" meta:page-count="1" meta:paragraph-count="6" meta:word-count="172" meta:character-count="1282" meta:non-whitespace-character-count="1121"/>
  </office:meta>
</office:document-meta>
</file>